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T1" style:family="text">
      <style:text-properties fo:color="#ff0000"/>
    </style:style>
    <style:style style:name="T2" style:family="text">
      <style:text-properties fo:color="#ff0000" fo:font-weight="bold" style:font-size-asian="10.5pt"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 Introdución</text:p>
      <text:p text:style-name="Standard"/>
      <text:p text:style-name="Standard">Case todos os proxectos de software libre fracasan.</text:p>
      <text:p text:style-name="Standard"/>
      <text:p text:style-name="Standard">Poucas veces nos chegan noticias dos fracasos. Os únicos proxectos que chaman a atención son os ben sucedidos, e o cantidade total de proxectos é tan elevada<text:note text:id="ftn1" text:note-class="footnote"><text:note-citation>1</text:note-citation><text:note-body><text:p text:style-name="Footnote">SourceForge.net, un aloxamento web moi conhecido, tinha rexistrados 79.225 proxectos a mediados de abril de 2004. Este número é moi inferior ao total de proxectos en activo, trátase unicamente dos que escolleron Sourceforge.</text:p></text:note-body></text:note> que, embora só unha pequena porcentaxe sobreviven o fracaso, o número de sucesos é alto. E non nos chegan noticias dos fracasos porque un fracaso non é un acontecemento importante. </text:p>
      <text:p text:style-name="Standard"/>
      <text:p text:style-name="Standard">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derradeira modificación ata tempo despois. Nin sequera existe unha definición clara de cando remata un proxecto. Cando pasan seis meses sen que ninguén traballe nel? Cando a base de usuarios deixa de medrar, sen ultrapasar a base de desenvolvedores? Que acontece se os desenvolvedores dun proxecto o abandonan porque se decatan de que están a duplicar o traballo de outros, e que acontece se adscriben a outro proxecto, e o amplían ata incluíren nel a maior parte do seu traballo anterior? Consideráse que o proxecto inicial rematou, ou que simplemente mudou de nome?</text:p>
      <text:p text:style-name="Standard"/>
      <text:p text:style-name="Standard">Estas complicacións fan que sexa difícil especificar o número de proxectos que fracasan, mais a experiencia de máis de unha década no mundo do código aberto, unha pequena procura en SourceForge.net e un toque de Google lévanos a concluír que a procentaxe de fracasos é moi elevada, posiblemente de 90-95%. <text:s/>Esta porcentaxe aumenta se incluírmos proxectos activos mais disfuncionais (aqueles que están a producir código operativo, mais que non son atractivos, ou cuxos avances non son tan rápidos ou fiables como deberían).</text:p>
      <text:p text:style-name="Standard"/>
      <text:p text:style-name="Standard">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suceso non é un xogo de soma cero, e esta obra non explica como ganhar ou ultrapasar a concorrencia. Unha parte importante da xestión dun proxecto de código aberto é, de facto, traballar en harmonía con outros proxectos relacionados. A longo prazo, todo proxecto ben sucedido contribúe á saúde do software libre a nivel mundial. </text:p>
      <text:p text:style-name="Standard"/>
      <text:p text:style-name="Standard">Podemos sentir a <text:s/>tentación de dicir que os <text:s/>os proxectos de software libre fracasan polos mesmos motivos que os proxectos de software propietario. Os requisitos irreais, as especificacións vagas, a xestión inadecuada de recursos, as fases de desenho insuficientes, ou calquera outro atranco non son patrimonio exclusivo do software libre, tamén son ben conhecidos por calquera que traballe na industria do software. Existen numerosas publicacións que tratan eses temas, así que non os vou comentar nesta obra; tratarei de describir os problemas exclusivos do software libre. Con frecuencia, o fracaso dun proxecto de software libre é debido a que os desenvolvedores (ou os administradores) non se decatan dos problemas que presenta o desenvolvemento de código aberto, embora sexan que de indentificar as dificultades, máis conhecidas, que presenta o desenvolvemento de código pechado.</text:p>
      <text:p text:style-name="Standard"/>
      <text:p text:style-name="Standard">Un dos erros máis frecuentes é crearse expectativas irreais sobre as vantaxes do código aberto en sí mesmo. Unha licenza de código aberto non é garantía de que milleiros de desenvolvedores van participar no teu proxecto; nin liberar o código dun proxecto vai solucionar os problemas que este <text:soft-page-break/>tiver. Antes ben, soe acontecer o contrario: liberar un proxecto pode acarretar novas dificultades, e ser máis custoso a curto prazo que se se mantiver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í se prestan voluntarios, hai que resolver as súas dúbidas antes de comezar a ver os resultados do seu traballo. O desenvolvedor Jamie Zawinski dicía o seguinte sobre os duros comezos do proxecto Mozilla:</text:p>
      <text:p text:style-name="Standard"/>
      <text:p text:style-name="P1">O código aberto funciona, mais non é unha panacea. Podemos tirar a seguinte conclusión: non se pode coller un proxecto moribundo, botarlle os pós máxicos do «código aberto» e esperar que todo saia ben. O software é un terreo difícil, os problemas non son sinxelos. </text:p>
      <text:p text:style-name="Standard"/>
      <text:p text:style-name="Standard">(de <text:a xlink:type="simple" xlink:href="http://www.jwz.org/gruntle/nomo.html">http://www.jwz.org/gruntle/nomo.html</text:a>)</text:p>
      <text:p text:style-name="Standard"/>
      <text:p text:style-name="Standard"/>
      <text:p text:style-name="Standard">Un problema que ten a ver con isto é a escasa importancia que se lle dá á presentación e á configuración dos pacotes, partindo da premisa de que sempre se pode facer máis adiante. A presentación a configuración dos pacotes envolven múltiples tarefas, todas elas encaminh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nhen menos destreza lle darían un maior pulo ao proxecto. O capítulo 2, <text:span text:style-name="T2">INSERIR TÍTULO CAPÍTULO 2</text:span>, fala de maneira detallada sobre a presentación e a configuración de pacotes, e explica por que é extremadamente importante darlles prioridade desde o inicio do proxecto. </text:p>
      <text:p text:style-name="Standard"/>
      <text:p text:style-name="Standard">Outro erro común é crer que non se necesita xerir os proxectos de código aberto, ou pola contra, crer que as estratexias de xestión empregadas nos proxectos pechados terán o mesmo suces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nhecidos por seren unha turma anárquica de seu) que, na maioría dos casos, non se conh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doitan ser informais, sutís e elementais. O único que mantén unido o grupo de desenvolvedores é a crenza de que xuntos poden chegar máis lonxe que por separado. A finalidade das tarefas de xestión é, principalmente, garantir que mantenhan esa crenza, establecendo reglas básicas de comunicación, asegurando que bos desenvolvedores non sexan marxinados debido a idiosincrasias persoais e, en xeral, tornando o proxecto atractivo para os desenvolvedores. A presente obra explica con detalle as técnicas específicas para atinxir estes obxectivos.</text:p>
      <text:p text:style-name="Standard"><text:soft-page-break/>En último lugar, existe unha categoría de problemas que se pode denominar «fracasos da navi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nablemente sólido. A maior parte dos proxectos de software libre comparten unha ou varias das características deste núcleo: recompensan certo tipo de comportamentos e condenan outros, crean unha atmosfera que invit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cta a seguir. Os proxectos que fracasan soen afastarse dese núcleo, aínda que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text:p>
      <text:p text:style-name="Standard"/>
      <text:p text:style-name="Standard">Este libro é unha guía práctica, non unha historia nin un estudo antropolóxico. Porén, uns certos conhecementos útiles sobre as orixes da cultura do software libre actual constitúen o alicerce fundamental de calquera consello práctico. Un <text:s/>individuo con conhecementos sobre esta cultura pode chegar lonxe no mundo do software libre; atopará multitude de peculiaridades e «dialectos», mais poderá participar comoda e eficazmente en calquera lugar. En troca,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 </text:p>
      <text:p text:style-name="Standard"/>
      <text:p text:style-name="Standard"/>
      <text:p text:style-name="Standard">Historia</text:p>
      <text:p text:style-name="Standard"/>
      <text:p text:style-name="Standard">O feito de compartir software é tan vello como o propio software. Nos inicios da era dos computadores, os fabricantes crían que as vantxes competitivas dependían das innovacións no terreo do hardware, e en consecuencia non contemplaban o software como un factor de negocio. Moitos dos compradores deses computadores eran cientistas e técnicos, capaces de modificar e ampliar o software que acompanhaba as máquinas. Con frecuencia, os clientes enviasen as súas versións non só aos fabricantes, senón tamén a outros propietarios de computadores semellantes. Os fabricantes soían tolerar e mesmo alentar este comportamento: para eles, as melloras feitas no software, sen importar por quen, tornaban o compoutador máis atractivo para outros clientes potenciais.</text:p>
      <text:p text:style-name="Standard"/>
      <text:p text:style-name="Standard">Aínda que este período inicial se asemella á cultura do software libre actual en moitos aspectos, diferénciase desta en dous puntos fundamentais. En primeiro lugar, a compatibilidade entre equipos era mínima (esta etapa caracterizouse por unha innovación constante no desenho dos computadores, mais debido á diversidade de arquitecturas case ningún equipo era compatible co resto), polo que o software escrito para un equipo poucas veces servía para outros. Os programadores soían adquirir experiencia nunha arquitectura ou familia de arquitecturas determinada (na actualidade é frecuente que se especializen nunha linguaxe ou nunha familia de linguaxes de programación en particular, coa convicción de que as destrezas adquiridas poderán ser transferidas a calquera tipo de hardware co que tiveren que traballar). Dado que as destrezas dun individuo soían estar confinadas a un tipo concreto de computador, a acumulación de destrezas tornaba ese equipo máis atractivo para o resto <text:soft-page-break/>dos seus colegas. A expansión deses conhecementos e dos códigos específicos para cada equipo beneficiaban por tanto os intereses dos fabricantes. </text:p>
      <text:p text:style-name="Standard"/>
      <text:p text:style-name="Standard">En segundo lugar, non había Internet. Embora as restriccións legais sobre o acto de compartir fosen menores que hoxe, as restric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4">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nhecemos hoxe, era imposible.</text:p>
      <text:p text:style-name="Standard"/>
      <text:p text:style-name="Standard"/>
      <text:p text:style-name="Standard">A aparición do software <text:s/>privativo e do software libre</text:p>
      <text:p text:style-name="Standard"/>
      <text:p text:style-name="Standard"/>
      <text:p text:style-name="Standard">Ao ir madurando a industria, tiveron lugar de maneira simultánea mudanzas que estaban interrelacionadas. A enorme diversidade de desenh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cia de rendemento entre os distintos computadores, consecuencia da desaparición dos desenhos menos eficientes, os fabricantes que contemplaban o seu hardware como o seu único activo enfrontábanse a unha futura reduc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Standard"/>
      <text:p text:style-name="Standard">Como consecuencia do anterior, os fabricantes comezaron a imponher dereitos autorais <text:s/>cada vez máis estric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ounto de vista de calquera empresa a nivel individual. Os fornecedores impediron o acceso, ben negándolle o acceso ao código aos utentes dos seus equipoa, ben imponhendo acordos de non divulgación que imposibilitaban o acto de compartir.</text:p>
      <text:p text:style-name="Standard"/>
      <text:p text:style-name="Standard"/>
      <text:p text:style-name="Standard">A resistencia consciente</text:p>
      <text:p text:style-name="Standard"/>
      <text:p text:style-name="Standard">En canto desaparecía o universo do código sen restriccións, un programador reaccionou ante este feito. Richard Stallman traballaba no Laboratorio de Intelixencia Artificial do Instituto Tecnolóxico <text:soft-page-break/>de Massachussets (MIT) na década dos 70 e inicios dos 80, durante o que <text:s/>viu a verificarse a mellor época e o mellor lugar para quen quixese compartir código. <text:s/>No laboratorio de IA reinaba unha forte «ética hacker<text:note text:id="ftn2" text:note-class="footnote"><text:note-citation>2</text:note-citation><text:note-body><text:p text:style-name="Footnote">Stallman emrpega a palabra «hacker» co significado de «alguén que adora programar e goza sendo bo», non co significado relativamente recente de «alguén que accede de maneira ilexítima a outros computadores».</text:p></text:note-body></text:note>», e animábase os traballadores a compartiren calquera mellora que fixesen no sistema. Tempo despois, o propio Stallman escribiu:</text:p>
      <text:p text:style-name="Standard"/>
      <text:p text:style-name="P1">Non chamabamos o noso software «software libre» porque o termo aínda non existía, mais era exactamente software libre. Cando calquera persoa de outra universidade ou empresa quería levar e utilizar un programa, dabamoslle permiso encantados. Se vías alguén traballar cun programa novidoso e interesante, podías perdirlle que che deixase ver o código fonte, para poder mudalo ou copiar partes e facer un programa novo.</text:p>
      <text:p text:style-name="Standard"/>
      <text:p text:style-name="Standard">(de <text:a xlink:type="simple" xlink:href="http://www.gnu.org/gnu/thegnuproject.html">http://www.gnu.org/gnu/thegnuproject.html</text:a>)</text:p>
      <text:p text:style-name="Standard"/>
      <text:p text:style-name="Standard">Esta comunidade idílica desapareceu pouco despois de 1980, cando as mudanzas que tiveran lugar no resto do mundo chegaron ao Lao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Standard"/>
      <text:p text:style-name="Standard">Stallman reconheceu un padrón na cadea de acontecementos:</text:p>
      <text:p text:style-name="Standard"/>
      <text:p text:style-name="P1">Os computadores modernos naquela altura, como o VAX ou o 68020, posuían os seus propios sistemas operativos, mais non se trataba en ningún caso de software libre, xa que estabas obrigado a asinar un acordo de non divulgación mesmo para obter unha copia executable. </text:p>
      <text:p text:style-name="P1"/>
      <text:p text:style-name="P1">Así, o primeiro paso para utilizar un computador pasaba por negarlle axuda ao vecinho, era proibida <text:s/>a existencia dunha comunidade de cooperación. <text:s/>A norma imposta polos donos do software propietario era: «se queres compartir co teu vecinho, es un pirata; se quixeres modificar algo, préganos que o fagamos nós».</text:p>
      <text:p text:style-name="Standard"/>
      <text:p text:style-name="Standard">Algo dentro del opúxose a esta tendencia. En troca de continuar co seu traballo no (agora moi debilitado) Laboratorio de IA, ou de dixitar código nunha das novas companhías, onde o produto do seu traballo ficaría fechado nunha caixa, deixou o Laboratorio e iniciou o Proxecto GNU e a Fundación polo Software Libre (FSF). GNU<text:note text:id="ftn3" text:note-class="footnote"><text:note-citation>3</text:note-citation><text:note-body><text:p text:style-name="Footnote">GNU son as siglas de «GNU Non é Unix», onde «GNU» quere dicir... exactamente o mesmo. Trátase dun acrónimo recursivo (N. do T.).</text:p></text:note-body></text:note> procuraba desenvolver un sistema operativo <text:s/>e un conxunto de aplicacións <text:s/>completamente libres e gratuitas, que os usuarios puidesen <text:span text:style-name="T4">hackear</text:span> e compartir as modificacións que fixesen. <text:s/>Estaba a recrear, en esencia, o que se perdera no Laboratorio de IA, mais a escala mundial e sen as vulnerabilidades que tornaran a cultura do Laboratorio de IA en algo susceptible de desaparecer. </text:p>
      <text:p text:style-name="Standard"/>
      <text:p text:style-name="Standard">Para alén de traballar no novo sistema operativo, Stallman creou unha licenza de dereitos autorais cuxos termos garantían que o seu código ficaría libre para sempre. A Licenza Pública Xeral da GNU (GPL) constitúe unha obra maxistral de enxenharía legal: establece que o código pode ser copiado e modificado sen restricións de ningún tipo, e que tanto as copias como os produtos derivados (por exemplo, as versións modificadas) deben ser distribuidas baixo a mesma licenza que o orixinal, sen ningunha clase de restricións adicionais. O que fai é aproveitarse das leis autorais para atinxir o efecto contrario ao que perseguen as leis autorais tradicionais: en troca de limitar a distribución do software, evita que calquera, mesmo o autor, a limite. Stallman considerou que este sistema era <text:soft-page-break/>mellor que limitarse a entregar o seu código ao dominio público. Se for de dominio público, calquera copia particular do mesmo podería ser incorporada a un programa propietario (como xa aconteceu con código protexido por licenzas autorais permisivas). Embora tal incorporación non afectaría en absoluto á dispon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3">TÍTULO DO CAPÍTULO 9</text:span>, analiza a GPL e a súa relación con outras licenzas de software libre.</text:p>
      <text:p text:style-name="Standard"/>
      <text:p text:style-name="Standard">Coa axuda de numerosos programadores, algúns dos que compartían a ideoloxía de Stallman e outros que simplemente querían que houbese unha gran cantidade de código libre en circulación, o proxecto GNU comezou a publicar substitutos libres da maior parte dos componentes fundamentais dun sistema operativo. A estandarización actual de hardware e software, amplamente estendida, posibilitou a utilización de substitutos GNU en sistemas non libres, algo do que se beneficiou moita xente. <text:s/>O editor de texto da GNU (Emacs) e o compilador C (GCC) tiveron un suceso especial, e gozaron de unha gran aceptación non por motivos ideolóxicos, senón pola súa perfección técnica. Por volta de 1990, a GNU producira a maoir parte dun sistema operativo, excepto o núcleo <text:span text:style-name="T4">(kernel)</text:span><text:span text:style-name="T5">, a parte da máquina responsable do arranque, de administrar a memoria, o disco e outros recursos do sistema. <text:s/></text:span></text:p>
      <text:p text:style-name="P2"/>
      <text:p text:style-name="Standard"><text:span text:style-name="T5">Infelizmente, o proxecto GNU seleccionara un núcleo (</text:span><text:span text:style-name="T4">kernel</text:span><text:span text:style-name="T5">) cuxa implementación</text:span> deu en ser máis complexa do que se esperara. A demora impediu que a Fundación polo Software Libre lanzase a primeira versión dun sistema operativo completamente libre. A derradeira peza foi colocada por Linus Torvalds, estudante finés de ciencias da computación quen, axudado por voluntarios de todo o mundo, completara un núcleo libre de desenho máis tradicional. Púxolle o nome de Linux, e cando foi combinado cos programas GNU existentes, deu orixe a un sistema operativo totalmente libre. Pola primeira vez era posible ligar o computador e traballar sen utilizar software propietario<text:note text:id="ftn4" text:note-class="footnote"><text:note-citation>4</text:note-citation><text:note-body><text:p text:style-name="Footnote">Linux non foi o primeiro, con anterioridade fora lanzado un sistema operativo libre para computadores compatibles con IBM chamado 386BSD, mais era moito máis difícil de configurar. O suceso de Linux non foi debido unicamente ao feito de <text:s/>ser libre, senón tamén a que funcionaba -na maior parte dos casos. <text:s/></text:p></text:note-body></text:note>.</text:p>
      <text:p text:style-name="Standard"/>
      <text:p text:style-name="Standard">Unha grande parte do software deste sistema operativo non foi producido polo proxecto GNU. De facto, a GNU non era o único grupo que estaba a traballar na produción dun sistema operativo libre (por exemplo, o código que co tempo desembocou en NetBSD e FreeBSD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aínda que só fose para manifestaren unha opinión diverxente. A efectividade da FSF como órgano propagandístico radicaba no feito de vincularen o código a unha mensaxe, coa axuda da GPL entre outros. Ao estenderse o código, estendeuse tamén a mensaxe.</text:p>
      <text:p text:style-name="Standard"/>
      <text:p text:style-name="Standard"/>
      <text:p text:style-name="Standard">Resistencia accidental</text:p>
      <text:p text:style-name="Standard"/>
      <text:p text:style-name="Standard">Porén, os inicios do software libre foron unha época de gran actividade, e poucas accións tinhan un componhente ideolóxico tan explícito como o Proxecto GNU de Stallman. Un dos movementos máis destacados foi a <text:span text:style-name="T4">Berkeley Software Distribution (BSD)</text:span>,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text:soft-page-break/>entusiasmo, coordinando un esforzo desenvolvedor distribuido no que os <text:span text:style-name="T1">intérpretes de comandos </text:span>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text:p>
      <text:p text:style-name="Standard"/>
      <text:p text:style-name="Standard">Outro crisol de desenvolvemento cooperativo foi o <text:span text:style-name="T4">X Window System, </text:span><text:span text:style-name="T5">un entorno gráfico de computación libre e transparente, desenvolvido polo MIT a mediados dos 80 en colaboración con distribuidores de hardware interesados en ofrecer un sistema de xanelas aos seus clientes. Lonxe de oponh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X Windows</text:span><text:span text:style-name="T5"><text:note text:id="ftn5" text:note-class="footnote"><text:note-citation>5</text:note-citation><text:note-body><text:p text:style-name="Footnote">Prefiren chamalo «X Window System», mais na práctica emprégase o nome «X Windows» por simple comodidade. </text:p></text:note-body></text:note></text:span><text:span text:style-name="T5"> era software libre en si mesmo, mais o seu obxectivo era igualar as condicións de xogo entre intereses empresariais, non ponher fin ao dominio do software propietario. Outro exemplo que se anticipou ao proxecto GNU nuns poucos anos foi TeX, un sistema de tipografía de calidade profesional creado por D</text:span>onald Knuth e publicado baixo unha licenza que permite modificar e distribuír o código, mais proíbe referirse a esas novas versións como TeX a menos que superen unha serie de probas de compatibilidade moi estrictas (trátase dun exemplo de licenza libre con «protección da marca comercial», das que falarei en maior profundidade no capítulo 9, <text:span text:style-name="T1">TÍTULO CAP 9</text:span>). Knuth non se posicionou no debate software libre <text:span text:style-name="T4">versus</text:span> software propietario, simplemente necesitaba un sistema tipográfico mellor para atinxir o seu <text:span text:style-name="T4">auténtico </text:span>obxectivo<text:span text:style-name="T4"> </text:span><text:span text:style-name="T5">(un libro sobre programación de computadores) e non viu motivo ningún para non ponher o seus sistema ao alcance do resto do mundo unha vez rematase. </text:span></text:p>
      <text:p text:style-name="P2"/>
      <text:p text:style-name="Standard"><text:span text:style-name="T5">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nhan menos motivacións ideolóxicas ca o propio proxecto GNU. Embora traballasen con gusto con software libre, moitos desenvolvedores non percibían o software po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cto entre elas. A causa radica en que o software, a diferenza de outras modalidades creativas como a prosa ou as belas artes, debe superar probas moderadamente obxectivas para ser considerado ben sucedido: debe funcionar, e non pode presentar demasiados erros</text:span><text:span text:style-name="T4"> (bugs)</text:span><text:span text:style-name="T5">. Isto proporciónalles aos participantes nun proxecto unha especie de base común, un motivo e un marco para cooperaren sen se preocuparen de demasiados detalles de outro carácter que non sexa o técnico. </text:span></text:p>
      <text:p text:style-name="P2"/>
      <text:p text:style-name="P2">Os desenvolvedores tenhen aínda outro motivo para traballaren xuntos: veuse a demostrar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text:p>
      <text:p text:style-name="P2"/>
      <text:p text:style-name="Standard"><text:span text:style-name="T5">Esta tendencia cara a produción de código de calidade non era universal, mais estaba a ganhar cada vez maior presenza nos proxectos de software libre a nivel mundial. Os negocios que dependían moito do software comezaron a decatarse diso, e moitos deles descubriron que xa estaban a utilizar </text:span><text:soft-page-break/><text:span text:style-name="T5">software libre en tarefas do día a día, sen sabelo (os xestores de alto nivel moitas veces non saben o que fai o departamento de TI).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text:span><text:span text:style-name="T4"> todo o mundo</text:span><text:span text:style-name="T5">, voluntarios e programadores contratados por outras companhías inclu</text:span>idos. </text:p>
      <text:p text:style-name="P2"/>
      <text:p text:style-name="P2"/>
      <text:p text:style-name="Standard">«Código libre» fronte a «código aberto»</text:p>
      <text:p text:style-name="Standard"/>
      <text:p text:style-name="Standard">Á medida que aumentou o interese das corporacións polo software libre, os programadores enfrontáronse a novos retos de presentación, un dos cales era a propia palabra «libre». Ao escoitaren o termo «libre» pola primeira vez, moita xente cre que se trata simplemente de «software gratuíto»<text:note text:id="ftn6" text:note-class="footnote"><text:note-citation>6</text:note-citation><text:note-body><text:p text:style-name="Footnote">O <text:s/>adxectivo «<text:span text:style-name="T4">free</text:span>», presente na expresión «<text:span text:style-name="T4">free software</text:span>», pode significar tanto «libre» como «gratuíto», o que explica a confusión (N. do T.).</text:p></text:note-body></text:note>. É certo que todo o softare libre é gratuíto<text:note text:id="ftn7" text:note-class="footnote"><text:note-citation>7</text:note-citation><text:note-body><text:p text:style-name="Footnote">Pódese cobrar un montante pola distribución de copias de software libre, mais dado que non se pode impedir que os compradores o distribúan posteriormente gratis, o prezo fica anulado. </text:p></text:note-body></text:note>, mais non todo o software gratuíto é libre. <text:s/>Por exemplo, na altura da guerra dos navigadores, nos anos 90, tanto Netscape como Microsoft regalaban copias dos seus respectivos navigadores co ánimo de ampliar a súa cota de mercado, mais en ningún caso se trataba de «software libre». Non se podía acceder ao código fonte, e se alguén o conseguía, non tinha dereito a modificalo nin a redistribuílo<text:note text:id="ftn8" text:note-class="footnote"><text:note-citation>8</text:note-citation><text:note-body><text:p text:style-name="Footnote">O código fonte do Netcape Navigator foi liberado <text:s/>baixo licenza de código aberto en 1998, e tornouse nos alicerces do que sería o navegador Mozilla. Ver: http://www.mozilla.org/. </text:p></text:note-body></text:note>. O único que podía facer era descargalo como ficheiro executable e abrilo. Estes navigadores eran tan libres como calquera programa comprado na tenda, a única diferencia era o prezo.</text:p>
      <text:p text:style-name="Standard"/>
      <text:p text:style-name="Standard">A confusión causada pola palabra «<text:span text:style-name="T4">free</text:span>» é debida a unha ambigüidade do adxectivo en inglés. A maior parte das demais linguas diferencian entre a liberdade e o barato (a distinción entre <text:span text:style-name="T4">gratis</text:span> e <text:span text:style-name="T4">libre</text:span> é obvia para calquera falante dunha lingua romance, por exemplo). Mais o estatus que o inglés ten como lingua franca da Internet implica que un problema co inglés é, ata certo punto, un problema para todo o mundo. A confusión creada pola palabra «<text:span text:style-name="T4">free</text:span>» estaba tan estendida que o programadores crearon unha fórmula explicativa: «It's <text:span text:style-name="T4">free</text:span> as in <text:span text:style-name="T4">freedom</text:span>- think <text:span text:style-name="T4">free speech</text:span>, not <text:span text:style-name="T4">free beer</text:span>» (libre de liberdade, pensa en «discurso libre», non en «cervexa gratis»). Contodo, ter que explicalo constantemente cansa, e moitos programadores opinaban, con razón, que a palabra <text:span text:style-name="T4">«free» </text:span><text:span text:style-name="T5">impedía que a xente comprendese as características dese software. </text:span></text:p>
      <text:p text:style-name="P2"/>
      <text:p text:style-name="Standard">Mais as raíces do problema eran máis profundas, xa que a palabra «libre» <text:s/>posuía connotacións morais evidentes: se a liberdade constituía un fin en sí mesma, era indiferente que o software libre fose superior, ou máis rentable para determinados negocios en determinadas circunstancias. Estes eran simplemente efectos colaterais positivos dunha empresa que non era, en esencia, nin técnica nin mercantil, senón simplemente moral. Aínda máis, a filosofía «<text:span text:style-name="T4">free as in freedom</text:span>» (libre de liberdade) presentaba un problema de conciencia para as empresas que desexaban apoiar programas específicos de software libre, pero que ao mesmo tempo querían continuar a vender software propietario.</text:p>
      <text:p text:style-name="Standard"/>
      <text:p text:style-name="Standard">Estes dilemas aterraron nunha comunidade que xa era propensa de seu ás crises de in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text:soft-page-break/>comparten o punto de vista de Stallman de que que a liberdade de compartir e facer modificacións é o máis importante, e se perdérmonos de vista a liberdade, non atenderiamos ao elemento principal. Outros cren que o software en sí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text:p>
      <text:p text:style-name="Standard"/>
      <text:p text:style-name="Standard">Estas diferenzas non requeriron unha análise detallada nin unha articulación profunda durante moito tempo, mais o auxe do software libre no mundo dos negocios mudou esta situación. O termo <text:span text:style-name="T4">código aberto (open source) </text:span><text:span text:style-name="T5">foi creado en 1998 como alternativa ao termo «libre» (free) por un grupo de programadores que dar</text:span>ía orixe á Iniciativa do Código Aberto (OSI<text:note text:id="ftn9" text:note-class="footnote"><text:note-citation>9</text:note-citation><text:note-body><text:p text:style-name="Footnote">A páxina da OSI é: http://www.opensource.org/.</text:p></text:note-body></text:note> polas siglas en inglés). <text:s/>Para a OSI, non só o termo «sofware libre» (<text:span text:style-name="T4">free software</text:span>) era potencialmente confuso, senón que a propia palabra «libre» (<text:span text:style-name="T4">free</text:span>) era un sintoma dun problema máis amplo, concretamente, de que o movemento necesitaba unha campanha de marketing para tornalo atractivo ante os ollos do mundo empresarial, e que falar de aspectos morais e dos beneficios sociais de compartir non espertarían interese nas reunións de executivos. Nas súas propias palabras:</text:p>
      <text:p text:style-name="Standard"/>
      <text:p text:style-name="P1">A Iniciativa do Código Aberto é unha campanha de marketing de software libre. Dálle un pulo ao «software libre» desde unha visión pragmática, sen recorrer a discursos ideolóxicos inflamados. A esencia segue a ser a mesma, mais a actitude derrotista e o simbolismo mudaron. […]</text:p>
      <text:p text:style-name="P1"/>
      <text:p text:style-name="P1">O que hai que lograr que comprendan a maior parte dos especialistas non é o concepto de código aberto, senón o nome. Por que non chamalo, como fixemos sempre, software libre?</text:p>
      <text:p text:style-name="P1"/>
      <text:p text:style-name="P1">Un dos motivos principais é que o termo «software libre» (free software) crea tal confusión que pode propiciar conflictos...</text:p>
      <text:p text:style-name="P1"/>
      <text:p text:style-name="P1">Mais a mudanza de nome é de carácter puramente mercantil, xa que queremos trasladar as nosas ideas ao mundo empresarial. Disponhemos dun producto excelente, mais a nos posición no pasado era desastrosa. Os executivos non comprenden o significado real do termo «software libre», identifican o desexo de compartir con estratexias anticomerciais, ou aínda peor, con roubar.</text:p>
      <text:p text:style-name="P1"/>
      <text:p text:style-name="P1">A maior parte dos grandes executivos nunca van comprar «software libre». Mais se collermos a mesma tendencia, a mesma xente e as mesmas licenzas, e mudarmos o nome para «código aberto», si van comprar. </text:p>
      <text:p text:style-name="P1"/>
      <text:p text:style-name="P1">Para algúns hackers é difícil de crer, porque son especialistas que pensan en termos concretos e substanciais e que non comprenden a importancia da imaxe cando se quere vender algo.</text:p>
      <text:p text:style-name="P1"/>
      <text:p text:style-name="P1">No marketing, as apariencias son a realidade. Aparentar que temos vontade de saír das barricadas e de cooperar co mundo empresarial é tan importante como os nosos principios, as nosas conviccións e o noso software. </text:p>
      <text:p text:style-name="Standard"/>
      <text:p text:style-name="Standard">(de http://opensource.feratech.com/advocacy/faq.php e http://opensource.feratech.com/advocacy/case_for_hackers.php#marketing) </text:p>
      <text:p text:style-name="Standard"/>
      <text:p text:style-name="Standard">No téxto pódense enxergar vestixios de controversia. Fai referencia a «as nosas conviccións», mais evita con habilidade concretar en que consisten esas conviccións. Algúns pensarán que as conviccións tenhen a ver con que o código desenvolvido nun proceso aberto vai ser mellor; outros, que defenden que toda a información debe ser compartida. Fálase de «roubar» para referirse (presuntamente) ás copias ilegais, un concepto co que moita xente discrepa, xa que o elemento <text:soft-page-break/>copiado segue en posesión do propietario orixinal despois de feita a copia. O texto deixa entrever que o movemento polo software libre pode ser acusado erroneamente de anticomercialismo, mais deixa no aire a cuestión de se tais acusacións son lexítimas.</text:p>
      <text:p text:style-name="Standard"/>
      <text:p text:style-name="Standard">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troca de <text:s/>unha cruzada moral. </text:p>
      <text:p text:style-name="Standard"/>
      <text:p text:style-name="Standard">A creación da Iniciativa polo Código Aberto mudou a paisaxe do software libre. Formalizou unha dicotomía que ficara anónima durante moito tempo, o que forzou o movemento a reconhecer que posuía unha política tanto interna como externa. Como resultado, hoxe en día, ambas partes tenh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on 100% libre, non ponhen impedimentos á hora de traballar con código non libre e de cooperar con programadores que non comparten os seus obxectivos. </text:p>
      <text:p text:style-name="Standard"/>
      <text:p text:style-name="Standard">A situación actual</text:p>
      <text:p text:style-name="Standard"/>
      <text:p text:style-name="Standard">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text:p>
      <text:p text:style-name="Standard"/>
      <text:p text:style-name="Standard">O software libre é unha cultura de libre elección, e para desenvolvéreste nela con suceso tes que comprender os motivos que levan a determinadas persoas a desexaren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nhecen persoalmente, e limítanse a doar parte do seu tempo cando lles apetecer. Os condutos habituais de interacción entre os seres humanos vense reducidos a un único elemento: a palabra escrita, propagada a través de circuitos electrónicos. A consecuencia disto pode pasar moito tempo ata que se forma un grupo comprometido e, de igual maneira, é fácil perder voluntarios potenciais nos cinco primeiros minutos de «conversa». Se un proxecto non causar unha boa primeira impresión, os recén chegados rara vez lle dan unha segunda oportunidade. </text:p>
      <text:p text:style-name="Standard"/>
      <text:p text:style-name="Standard">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diría así:</text:p>
      <text:p text:style-name="P1"><text:soft-page-break/>Os colaboradores deberían percibir que a súa implicación nun proxecto e a súa influencia sobre o mesmo son directamente proporcionais ás súas aportacións.</text:p>
      <text:p text:style-name="Standard"/>
      <text:p text:style-name="Standard">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INSERIR TITULO CAPITULO 5</text:span>. Isto non quere dicir que se non houber patrocinio empresarial non hai nada de que se preocupar; o dinheiro non é máis ca un dos múltiples factores que poden afectar o suces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09:20:49</meta:creation-date>
    <dc:date>2009-11-20T17:15:40</dc:date>
    <meta:editing-duration>PT26H40M23S</meta:editing-duration>
    <meta:editing-cycles>482</meta:editing-cycles>
    <meta:generator>OpenOffice.org/3.0$Linux OpenOffice.org_project/300m15$Build-9379</meta:generator>
    <meta:document-statistic meta:table-count="0" meta:image-count="0" meta:object-count="0" meta:page-count="11" meta:paragraph-count="72" meta:word-count="6442" meta:character-count="41271"/>
    <meta:user-defined meta:name="Info 1"/>
    <meta:user-defined meta:name="Info 2"/>
    <meta:user-defined meta:name="Info 3"/>
    <meta:user-defined meta:name="Info 4"/>
  </office:meta>
</office:document-meta>
</file>